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weight="bold" officeooo:rsid="00090eef" officeooo:paragraph-rsid="00090eef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4pt" fo:font-weight="bold" officeooo:rsid="00090eef" officeooo:paragraph-rsid="00090eef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MAR – 1º ASIR</text:p>
      <text:p text:style-name="P4">ACTIVIDAD INTRODUCCIÓN AL LENGUAJE DE MARCAS</text:p>
      <text:p text:style-name="P3">¿Qué es Markdown?</text:p>
      <text:p text:style-name="P5">Markdown es un lenguaje de marcado ligero que se utiliza para dar formato a texto de manera sencilla y legible. Fue creado por John Gruber en 2004 y su objetivo es permitir que el texto plano se convierta fácilmente en HTML.</text:p>
      <text:h text:style-name="P1" text:outline-level="3">Características principales:</text:h>
      <text:list text:style-name="L1">
        <text:list-item>
          <text:p text:style-name="P6"><text:span text:style-name="Strong_20_Emphasis">Simplicidad</text:span>: Usa caracteres comunes (como asteriscos, guiones y almohadillas) para indicar formato, como encabezados, listas o énfasis.</text:p>
        </text:list-item>
        <text:list-item>
          <text:p text:style-name="P6"><text:span text:style-name="Strong_20_Emphasis">Legibilidad</text:span>: El texto en Markdown se puede leer sin necesidad de ser convertido, lo que lo hace más accesible.</text:p>
        </text:list-item>
        <text:list-item>
          <text:p text:style-name="P7"><text:span text:style-name="Strong_20_Emphasis">Conversión fácil</text:span>: Se puede transformar rápidamente a HTML u otros formato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09:20:20.433000000</meta:creation-date>
    <dc:date>2024-10-04T09:25:13.214000000</dc:date>
    <meta:editing-duration>PT4M53S</meta:editing-duration>
    <meta:editing-cycles>1</meta:editing-cycles>
    <meta:document-statistic meta:table-count="0" meta:image-count="0" meta:object-count="0" meta:page-count="1" meta:paragraph-count="9" meta:word-count="106" meta:character-count="651" meta:non-whitespace-character-count="556"/>
    <meta:generator>LibreOffice/24.2.6.2$Windows_X86_64 LibreOffice_project/ef66aa7e36a1bb8e65bfbc63aba53045a14d0871</meta:generator>
  </office:meta>
</office:document-meta>
</file>